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order="0.74pt solid #000000"/>
    </style:style>
    <style:style style:name="ce6" style:family="table-cell" style:parent-style-name="Default" style:data-style-name="N3">
      <style:table-cell-properties fo:border="0.74pt solid #000000"/>
    </style:style>
    <style:style style:name="ce3" style:family="table-cell" style:parent-style-name="Default" style:data-style-name="N121">
      <style:table-cell-properties fo:border="0.74pt solid #000000"/>
    </style:style>
    <style:style style:name="ce8" style:family="table-cell" style:parent-style-name="Default" style:data-style-name="N122">
      <style:table-cell-properties fo:background-color="#dddddd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tc" table:style-name="ta1">
        <table:shapes>
          <draw:frame draw:z-index="0" draw:style-name="gr1" draw:text-style-name="P1" svg:width="8.8646in" svg:height="5.9528in" svg:x="3.3587in" svg:y="0.5646in">
            <draw:object draw:notify-on-update-of-ranges="ltc.A2:ltc.A52 ltc.C1:ltc.C1 ltc.C2:ltc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894in" svg:height="4.6016in" svg:x="3.4031in" svg:y="6.7972in">
            <draw:object draw:notify-on-update-of-ranges="ltc.B1:ltc.B1 ltc.B2:ltc.B52 ltc.C1:ltc.C1 ltc.C2:ltc.C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, V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P, W</text:p>
          </table:table-cell>
          <table:table-cell/>
          <table:table-cell table:style-name="ce8" office:value-type="string" calcext:value-type="string">
            <text:p>ADCref, V</text:p>
          </table:table-cell>
          <table:table-cell table:style-name="ce9" office:value-type="float" office:value="3.3" calcext:value-type="float">
            <text:p>3.300</text:p>
          </table:table-cell>
        </table:table-row>
        <table:table-row table:style-name="ro1">
          <table:table-cell office:value-type="float" office:value="0.217703" calcext:value-type="float">
            <text:p>0.218</text:p>
          </table:table-cell>
          <table:table-cell table:formula="of:=INT([.A2]*[.$F$2]/[.$F$1])" office:value-type="float" office:value="270" calcext:value-type="float">
            <text:p>27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" office:value-type="string" calcext:value-type="string">
            <text:p>ADCmax</text:p>
          </table:table-cell>
          <table:table-cell table:style-name="ce10" office:value-type="float" office:value="4095" calcext:value-type="float">
            <text:p>4,095</text:p>
          </table:table-cell>
        </table:table-row>
        <table:table-row table:style-name="ro1">
          <table:table-cell office:value-type="float" office:value="0.437593" calcext:value-type="float">
            <text:p>0.438</text:p>
          </table:table-cell>
          <table:table-cell table:formula="of:=INT([.A3]*[.$F$2]/[.$F$1])" office:value-type="float" office:value="543" calcext:value-type="float">
            <text:p>543</text:p>
          </table:table-cell>
          <table:table-cell table:formula="of:=[.C2]+0.1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11254" calcext:value-type="float">
            <text:p>0.511</text:p>
          </table:table-cell>
          <table:table-cell table:formula="of:=INT([.A4]*[.$F$2]/[.$F$1])" office:value-type="float" office:value="634" calcext:value-type="float">
            <text:p>634</text:p>
          </table:table-cell>
          <table:table-cell table:formula="of:=[.C3]+0.1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568662" calcext:value-type="float">
            <text:p>0.569</text:p>
          </table:table-cell>
          <table:table-cell table:formula="of:=INT([.A5]*[.$F$2]/[.$F$1])" office:value-type="float" office:value="705" calcext:value-type="float">
            <text:p>705</text:p>
          </table:table-cell>
          <table:table-cell table:formula="of:=[.C4]+0.1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617671" calcext:value-type="float">
            <text:p>0.618</text:p>
          </table:table-cell>
          <table:table-cell table:formula="of:=INT([.A6]*[.$F$2]/[.$F$1])" office:value-type="float" office:value="766" calcext:value-type="float">
            <text:p>766</text:p>
          </table:table-cell>
          <table:table-cell table:formula="of:=[.C5]+0.1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0.661194" calcext:value-type="float">
            <text:p>0.661</text:p>
          </table:table-cell>
          <table:table-cell table:formula="of:=INT([.A7]*[.$F$2]/[.$F$1])" office:value-type="float" office:value="820" calcext:value-type="float">
            <text:p>820</text:p>
          </table:table-cell>
          <table:table-cell table:formula="of:=[.C6]+0.1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0.70075" calcext:value-type="float">
            <text:p>0.701</text:p>
          </table:table-cell>
          <table:table-cell table:formula="of:=INT([.A8]*[.$F$2]/[.$F$1])" office:value-type="float" office:value="869" calcext:value-type="float">
            <text:p>869</text:p>
          </table:table-cell>
          <table:table-cell table:formula="of:=[.C7]+0.1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737262" calcext:value-type="float">
            <text:p>0.737</text:p>
          </table:table-cell>
          <table:table-cell table:formula="of:=INT([.A9]*[.$F$2]/[.$F$1])" office:value-type="float" office:value="914" calcext:value-type="float">
            <text:p>914</text:p>
          </table:table-cell>
          <table:table-cell table:formula="of:=[.C8]+0.1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0.771366" calcext:value-type="float">
            <text:p>0.771</text:p>
          </table:table-cell>
          <table:table-cell table:formula="of:=INT([.A10]*[.$F$2]/[.$F$1])" office:value-type="float" office:value="957" calcext:value-type="float">
            <text:p>957</text:p>
          </table:table-cell>
          <table:table-cell table:formula="of:=[.C9]+0.1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0.803485" calcext:value-type="float">
            <text:p>0.803</text:p>
          </table:table-cell>
          <table:table-cell table:formula="of:=INT([.A11]*[.$F$2]/[.$F$1])" office:value-type="float" office:value="997" calcext:value-type="float">
            <text:p>997</text:p>
          </table:table-cell>
          <table:table-cell table:formula="of:=[.C10]+0.1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0.833913" calcext:value-type="float">
            <text:p>0.834</text:p>
          </table:table-cell>
          <table:table-cell table:formula="of:=INT([.A12]*[.$F$2]/[.$F$1])" office:value-type="float" office:value="1034" calcext:value-type="float">
            <text:p>1,034</text:p>
          </table:table-cell>
          <table:table-cell table:formula="of:=[.C11]+0.1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office:value-type="float" office:value="0.862923" calcext:value-type="float">
            <text:p>0.863</text:p>
          </table:table-cell>
          <table:table-cell table:formula="of:=INT([.A13]*[.$F$2]/[.$F$1])" office:value-type="float" office:value="1070" calcext:value-type="float">
            <text:p>1,070</text:p>
          </table:table-cell>
          <table:table-cell table:formula="of:=[.C12]+0.1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0.890654" calcext:value-type="float">
            <text:p>0.891</text:p>
          </table:table-cell>
          <table:table-cell table:formula="of:=INT([.A14]*[.$F$2]/[.$F$1])" office:value-type="float" office:value="1105" calcext:value-type="float">
            <text:p>1,105</text:p>
          </table:table-cell>
          <table:table-cell table:formula="of:=[.C13]+0.1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0.917334" calcext:value-type="float">
            <text:p>0.917</text:p>
          </table:table-cell>
          <table:table-cell table:formula="of:=INT([.A15]*[.$F$2]/[.$F$1])" office:value-type="float" office:value="1138" calcext:value-type="float">
            <text:p>1,138</text:p>
          </table:table-cell>
          <table:table-cell table:formula="of:=[.C14]+0.1"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0.943033" calcext:value-type="float">
            <text:p>0.943</text:p>
          </table:table-cell>
          <table:table-cell table:formula="of:=INT([.A16]*[.$F$2]/[.$F$1])" office:value-type="float" office:value="1170" calcext:value-type="float">
            <text:p>1,170</text:p>
          </table:table-cell>
          <table:table-cell table:formula="of:=[.C15]+0.1"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0.967867" calcext:value-type="float">
            <text:p>0.968</text:p>
          </table:table-cell>
          <table:table-cell table:formula="of:=INT([.A17]*[.$F$2]/[.$F$1])" office:value-type="float" office:value="1201" calcext:value-type="float">
            <text:p>1,201</text:p>
          </table:table-cell>
          <table:table-cell table:formula="of:=[.C16]+0.1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0.991913" calcext:value-type="float">
            <text:p>0.992</text:p>
          </table:table-cell>
          <table:table-cell table:formula="of:=INT([.A18]*[.$F$2]/[.$F$1])" office:value-type="float" office:value="1230" calcext:value-type="float">
            <text:p>1,230</text:p>
          </table:table-cell>
          <table:table-cell table:formula="of:=[.C17]+0.1"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1.01523" calcext:value-type="float">
            <text:p>1.015</text:p>
          </table:table-cell>
          <table:table-cell table:formula="of:=INT([.A19]*[.$F$2]/[.$F$1])" office:value-type="float" office:value="1259" calcext:value-type="float">
            <text:p>1,259</text:p>
          </table:table-cell>
          <table:table-cell table:formula="of:=[.C18]+0.1"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.03788" calcext:value-type="float">
            <text:p>1.038</text:p>
          </table:table-cell>
          <table:table-cell table:formula="of:=INT([.A20]*[.$F$2]/[.$F$1])" office:value-type="float" office:value="1287" calcext:value-type="float">
            <text:p>1,287</text:p>
          </table:table-cell>
          <table:table-cell table:formula="of:=[.C19]+0.1"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1.05991" calcext:value-type="float">
            <text:p>1.060</text:p>
          </table:table-cell>
          <table:table-cell table:formula="of:=INT([.A21]*[.$F$2]/[.$F$1])" office:value-type="float" office:value="1315" calcext:value-type="float">
            <text:p>1,315</text:p>
          </table:table-cell>
          <table:table-cell table:formula="of:=[.C20]+0.1"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1.08136" calcext:value-type="float">
            <text:p>1.081</text:p>
          </table:table-cell>
          <table:table-cell table:formula="of:=INT([.A22]*[.$F$2]/[.$F$1])" office:value-type="float" office:value="1341" calcext:value-type="float">
            <text:p>1,341</text:p>
          </table:table-cell>
          <table:table-cell table:formula="of:=[.C21]+0.1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office:value-type="float" office:value="1.10225" calcext:value-type="float">
            <text:p>1.102</text:p>
          </table:table-cell>
          <table:table-cell table:formula="of:=INT([.A23]*[.$F$2]/[.$F$1])" office:value-type="float" office:value="1367" calcext:value-type="float">
            <text:p>1,367</text:p>
          </table:table-cell>
          <table:table-cell table:formula="of:=[.C22]+0.1"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1.12271" calcext:value-type="float">
            <text:p>1.123</text:p>
          </table:table-cell>
          <table:table-cell table:formula="of:=INT([.A24]*[.$F$2]/[.$F$1])" office:value-type="float" office:value="1393" calcext:value-type="float">
            <text:p>1,393</text:p>
          </table:table-cell>
          <table:table-cell table:formula="of:=[.C23]+0.1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1.14275" calcext:value-type="float">
            <text:p>1.143</text:p>
          </table:table-cell>
          <table:table-cell table:formula="of:=INT([.A25]*[.$F$2]/[.$F$1])" office:value-type="float" office:value="1418" calcext:value-type="float">
            <text:p>1,418</text:p>
          </table:table-cell>
          <table:table-cell table:formula="of:=[.C24]+0.1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1.16241" calcext:value-type="float">
            <text:p>1.162</text:p>
          </table:table-cell>
          <table:table-cell table:formula="of:=INT([.A26]*[.$F$2]/[.$F$1])" office:value-type="float" office:value="1442" calcext:value-type="float">
            <text:p>1,442</text:p>
          </table:table-cell>
          <table:table-cell table:formula="of:=[.C25]+0.1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1.18167" calcext:value-type="float">
            <text:p>1.182</text:p>
          </table:table-cell>
          <table:table-cell table:formula="of:=INT([.A27]*[.$F$2]/[.$F$1])" office:value-type="float" office:value="1466" calcext:value-type="float">
            <text:p>1,466</text:p>
          </table:table-cell>
          <table:table-cell table:formula="of:=[.C26]+0.1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20058" calcext:value-type="float">
            <text:p>1.201</text:p>
          </table:table-cell>
          <table:table-cell table:formula="of:=INT([.A28]*[.$F$2]/[.$F$1])" office:value-type="float" office:value="1489" calcext:value-type="float">
            <text:p>1,489</text:p>
          </table:table-cell>
          <table:table-cell table:formula="of:=[.C27]+0.1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.21915" calcext:value-type="float">
            <text:p>1.219</text:p>
          </table:table-cell>
          <table:table-cell table:formula="of:=INT([.A29]*[.$F$2]/[.$F$1])" office:value-type="float" office:value="1512" calcext:value-type="float">
            <text:p>1,512</text:p>
          </table:table-cell>
          <table:table-cell table:formula="of:=[.C28]+0.1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1.23734" calcext:value-type="float">
            <text:p>1.237</text:p>
          </table:table-cell>
          <table:table-cell table:formula="of:=INT([.A30]*[.$F$2]/[.$F$1])" office:value-type="float" office:value="1535" calcext:value-type="float">
            <text:p>1,535</text:p>
          </table:table-cell>
          <table:table-cell table:formula="of:=[.C29]+0.1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1.2552" calcext:value-type="float">
            <text:p>1.255</text:p>
          </table:table-cell>
          <table:table-cell table:formula="of:=INT([.A31]*[.$F$2]/[.$F$1])" office:value-type="float" office:value="1557" calcext:value-type="float">
            <text:p>1,557</text:p>
          </table:table-cell>
          <table:table-cell table:formula="of:=[.C30]+0.1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1.27276" calcext:value-type="float">
            <text:p>1.273</text:p>
          </table:table-cell>
          <table:table-cell table:formula="of:=INT([.A32]*[.$F$2]/[.$F$1])" office:value-type="float" office:value="1579" calcext:value-type="float">
            <text:p>1,579</text:p>
          </table:table-cell>
          <table:table-cell table:formula="of:=[.C31]+0.1"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office:value-type="float" office:value="1.29003" calcext:value-type="float">
            <text:p>1.290</text:p>
          </table:table-cell>
          <table:table-cell table:formula="of:=INT([.A33]*[.$F$2]/[.$F$1])" office:value-type="float" office:value="1600" calcext:value-type="float">
            <text:p>1,600</text:p>
          </table:table-cell>
          <table:table-cell table:formula="of:=[.C32]+0.1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1.30703" calcext:value-type="float">
            <text:p>1.307</text:p>
          </table:table-cell>
          <table:table-cell table:formula="of:=INT([.A34]*[.$F$2]/[.$F$1])" office:value-type="float" office:value="1621" calcext:value-type="float">
            <text:p>1,621</text:p>
          </table:table-cell>
          <table:table-cell table:formula="of:=[.C33]+0.1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1.32376" calcext:value-type="float">
            <text:p>1.324</text:p>
          </table:table-cell>
          <table:table-cell table:formula="of:=INT([.A35]*[.$F$2]/[.$F$1])" office:value-type="float" office:value="1642" calcext:value-type="float">
            <text:p>1,642</text:p>
          </table:table-cell>
          <table:table-cell table:formula="of:=[.C34]+0.1"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1.34023" calcext:value-type="float">
            <text:p>1.340</text:p>
          </table:table-cell>
          <table:table-cell table:formula="of:=INT([.A36]*[.$F$2]/[.$F$1])" office:value-type="float" office:value="1663" calcext:value-type="float">
            <text:p>1,663</text:p>
          </table:table-cell>
          <table:table-cell table:formula="of:=[.C35]+0.1"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1.35648" calcext:value-type="float">
            <text:p>1.356</text:p>
          </table:table-cell>
          <table:table-cell table:formula="of:=INT([.A37]*[.$F$2]/[.$F$1])" office:value-type="float" office:value="1683" calcext:value-type="float">
            <text:p>1,683</text:p>
          </table:table-cell>
          <table:table-cell table:formula="of:=[.C36]+0.1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.37249" calcext:value-type="float">
            <text:p>1.372</text:p>
          </table:table-cell>
          <table:table-cell table:formula="of:=INT([.A38]*[.$F$2]/[.$F$1])" office:value-type="float" office:value="1703" calcext:value-type="float">
            <text:p>1,703</text:p>
          </table:table-cell>
          <table:table-cell table:formula="of:=[.C37]+0.1"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1.38829" calcext:value-type="float">
            <text:p>1.388</text:p>
          </table:table-cell>
          <table:table-cell table:formula="of:=INT([.A39]*[.$F$2]/[.$F$1])" office:value-type="float" office:value="1722" calcext:value-type="float">
            <text:p>1,722</text:p>
          </table:table-cell>
          <table:table-cell table:formula="of:=[.C38]+0.1"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1.40389" calcext:value-type="float">
            <text:p>1.404</text:p>
          </table:table-cell>
          <table:table-cell table:formula="of:=INT([.A40]*[.$F$2]/[.$F$1])" office:value-type="float" office:value="1742" calcext:value-type="float">
            <text:p>1,742</text:p>
          </table:table-cell>
          <table:table-cell table:formula="of:=[.C39]+0.1"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1.41929" calcext:value-type="float">
            <text:p>1.419</text:p>
          </table:table-cell>
          <table:table-cell table:formula="of:=INT([.A41]*[.$F$2]/[.$F$1])" office:value-type="float" office:value="1761" calcext:value-type="float">
            <text:p>1,761</text:p>
          </table:table-cell>
          <table:table-cell table:formula="of:=[.C40]+0.1"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.43449" calcext:value-type="float">
            <text:p>1.434</text:p>
          </table:table-cell>
          <table:table-cell table:formula="of:=INT([.A42]*[.$F$2]/[.$F$1])" office:value-type="float" office:value="1780" calcext:value-type="float">
            <text:p>1,780</text:p>
          </table:table-cell>
          <table:table-cell table:formula="of:=[.C41]+0.1" office:value-type="float" office:value="4" calcext:value-type="float">
            <text:p>4.0</text:p>
          </table:table-cell>
          <table:table-cell table:number-columns-repeated="3"/>
        </table:table-row>
        <table:table-row table:style-name="ro1">
          <table:table-cell office:value-type="float" office:value="1.4495" calcext:value-type="float">
            <text:p>1.450</text:p>
          </table:table-cell>
          <table:table-cell table:formula="of:=INT([.A43]*[.$F$2]/[.$F$1])" office:value-type="float" office:value="1798" calcext:value-type="float">
            <text:p>1,798</text:p>
          </table:table-cell>
          <table:table-cell table:formula="of:=[.C42]+0.1"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.46435" calcext:value-type="float">
            <text:p>1.464</text:p>
          </table:table-cell>
          <table:table-cell table:formula="of:=INT([.A44]*[.$F$2]/[.$F$1])" office:value-type="float" office:value="1817" calcext:value-type="float">
            <text:p>1,817</text:p>
          </table:table-cell>
          <table:table-cell table:formula="of:=[.C43]+0.1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1.47901" calcext:value-type="float">
            <text:p>1.479</text:p>
          </table:table-cell>
          <table:table-cell table:formula="of:=INT([.A45]*[.$F$2]/[.$F$1])" office:value-type="float" office:value="1835" calcext:value-type="float">
            <text:p>1,835</text:p>
          </table:table-cell>
          <table:table-cell table:formula="of:=[.C44]+0.1"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1.49352" calcext:value-type="float">
            <text:p>1.494</text:p>
          </table:table-cell>
          <table:table-cell table:formula="of:=INT([.A46]*[.$F$2]/[.$F$1])" office:value-type="float" office:value="1853" calcext:value-type="float">
            <text:p>1,853</text:p>
          </table:table-cell>
          <table:table-cell table:formula="of:=[.C45]+0.1"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1.50787" calcext:value-type="float">
            <text:p>1.508</text:p>
          </table:table-cell>
          <table:table-cell table:formula="of:=INT([.A47]*[.$F$2]/[.$F$1])" office:value-type="float" office:value="1871" calcext:value-type="float">
            <text:p>1,871</text:p>
          </table:table-cell>
          <table:table-cell table:formula="of:=[.C46]+0.1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.52206" calcext:value-type="float">
            <text:p>1.522</text:p>
          </table:table-cell>
          <table:table-cell table:formula="of:=INT([.A48]*[.$F$2]/[.$F$1])" office:value-type="float" office:value="1888" calcext:value-type="float">
            <text:p>1,888</text:p>
          </table:table-cell>
          <table:table-cell table:formula="of:=[.C47]+0.1"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1.5361" calcext:value-type="float">
            <text:p>1.536</text:p>
          </table:table-cell>
          <table:table-cell table:formula="of:=INT([.A49]*[.$F$2]/[.$F$1])" office:value-type="float" office:value="1906" calcext:value-type="float">
            <text:p>1,906</text:p>
          </table:table-cell>
          <table:table-cell table:formula="of:=[.C48]+0.1"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1.54998" calcext:value-type="float">
            <text:p>1.550</text:p>
          </table:table-cell>
          <table:table-cell table:formula="of:=INT([.A50]*[.$F$2]/[.$F$1])" office:value-type="float" office:value="1923" calcext:value-type="float">
            <text:p>1,923</text:p>
          </table:table-cell>
          <table:table-cell table:formula="of:=[.C49]+0.1"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.56371" calcext:value-type="float">
            <text:p>1.564</text:p>
          </table:table-cell>
          <table:table-cell table:formula="of:=INT([.A51]*[.$F$2]/[.$F$1])" office:value-type="float" office:value="1940" calcext:value-type="float">
            <text:p>1,940</text:p>
          </table:table-cell>
          <table:table-cell table:formula="of:=[.C50]+0.1"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1.57732" calcext:value-type="float">
            <text:p>1.577</text:p>
          </table:table-cell>
          <table:table-cell table:formula="of:=INT([.A52]*[.$F$2]/[.$F$1])" office:value-type="float" office:value="1957" calcext:value-type="float">
            <text:p>1,957</text:p>
          </table:table-cell>
          <table:table-cell table:formula="of:=[.C51]+0.1" office:value-type="float" office:value="5" calcext:value-type="float">
            <text:p>5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15:06.167059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09-25T18:30:35.173909871</dc:date>
    <meta:editing-duration>PT23M41S</meta:editing-duration>
    <meta:editing-cycles>7</meta:editing-cycles>
    <meta:generator>LibreOffice/7.0.1.2$Linux_X86_64 LibreOffice_project/00$Build-2</meta:generator>
    <meta:document-statistic meta:table-count="1" meta:cell-count="1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text-properties fo:font-size="12pt" fo:font-weight="bol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17cm" svg:height="15.121cm" xlink:href=".." xlink:type="simple" chart:class="chart:scatter" chart:style-name="ch1">
        <chart:title svg:x="9.442cm" svg:y="0.438cm" chart:style-name="ch2">
          <text:p>Power vs Voltage</text:p>
        </chart:title>
        <chart:legend chart:legend-position="end" svg:x="18.395cm" svg:y="7.012cm" style:legend-expansion="high" chart:style-name="ch3"/>
        <chart:plot-area chart:style-name="ch4" table:cell-range-address="ltc.A2:ltc.A52 ltc.C1:ltc.C52" chart:data-source-has-labels="row" svg:x="1.461cm" svg:y="1.519cm" svg:width="16.484cm" svg:height="12.319cm">
          <chart:coordinate-region svg:x="2.188cm" svg:y="1.718cm" svg:width="15.332cm" svg:height="11.473cm"/>
          <chart:axis chart:dimension="x" chart:name="primary-x" chart:style-name="ch5">
            <chart:title svg:x="9.355cm" svg:y="14.14cm" chart:style-name="ch6">
              <text:p>V, V</text:p>
            </chart:title>
          </chart:axis>
          <chart:axis chart:dimension="y" chart:name="primary-y" chart:style-name="ch7">
            <chart:title svg:x="0.451cm" svg:y="8.066cm" chart:style-name="ch8">
              <text:p>P, W</text:p>
            </chart:title>
            <chart:grid chart:style-name="ch9" chart:class="major"/>
          </chart:axis>
          <chart:series chart:style-name="ch10" chart:values-cell-range-address="ltc.C2:ltc.C52" chart:label-cell-address="ltc.C1:ltc.C1" chart:class="chart:scatter">
            <chart:domain table:cell-range-address="ltc.A2:ltc.A52"/>
            <chart:regression-curve chart:style-name="ch11">
              <chart:equation chart:display-equation="true" chart:display-r-square="true" svg:x="2.271cm" svg:y="1.816cm" chart:style-name="ch12"/>
            </chart:regression-curve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, W</text:p>
                <draw:g>
                  <svg:desc>ltc.C1:lt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7703">
                <text:p>0.217703</text:p>
                <draw:g>
                  <svg:desc>ltc.A2:ltc.A52</svg:desc>
                </draw:g>
              </table:table-cell>
              <table:table-cell office:value-type="float" office:value="0">
                <text:p>0</text:p>
                <draw:g>
                  <svg:desc>ltc.C2:lt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7593">
                <text:p>0.4375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1254">
                <text:p>0.5112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8662">
                <text:p>0.5686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7671">
                <text:p>0.61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1194">
                <text:p>0.661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075">
                <text:p>0.700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7262">
                <text:p>0.7372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366">
                <text:p>0.7713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3485">
                <text:p>0.8034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3913">
                <text:p>0.83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2923">
                <text:p>0.8629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54">
                <text:p>0.8906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7334">
                <text:p>0.91733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3033">
                <text:p>0.9430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7867">
                <text:p>0.9678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913">
                <text:p>0.99191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523">
                <text:p>1.0152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788">
                <text:p>1.037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991">
                <text:p>1.059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136">
                <text:p>1.08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225">
                <text:p>1.102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71">
                <text:p>1.122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275">
                <text:p>1.1427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241">
                <text:p>1.162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167">
                <text:p>1.181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0058">
                <text:p>1.2005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1915">
                <text:p>1.2191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3734">
                <text:p>1.237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552">
                <text:p>1.255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7276">
                <text:p>1.27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9003">
                <text:p>1.2900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0703">
                <text:p>1.3070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376">
                <text:p>1.323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023">
                <text:p>1.340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648">
                <text:p>1.356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249">
                <text:p>1.3724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829">
                <text:p>1.3882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0389">
                <text:p>1.4038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929">
                <text:p>1.419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3449">
                <text:p>1.43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495">
                <text:p>1.449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435">
                <text:p>1.4643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901">
                <text:p>1.4790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352">
                <text:p>1.4935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787">
                <text:p>1.507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2206">
                <text:p>1.522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361">
                <text:p>1.536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4998">
                <text:p>1.5499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371">
                <text:p>1.5637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732">
                <text:p>1.5773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bf0041"/>
    </style:style>
    <style:style style:name="ch12" style:family="chart">
      <style:text-properties fo:font-size="12pt" fo:font-weight="bol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26cm" svg:height="11.689cm" xlink:href=".." xlink:type="simple" chart:class="chart:scatter" chart:style-name="ch1">
        <chart:title svg:x="9.625cm" svg:y="0.369cm" chart:style-name="ch2">
          <text:p>Power vs ADC</text:p>
        </chart:title>
        <chart:legend chart:legend-position="end" svg:x="18.204cm" svg:y="5.296cm" style:legend-expansion="high" chart:style-name="ch3"/>
        <chart:plot-area chart:style-name="ch4" table:cell-range-address="ltc.B1:ltc.C52" chart:data-source-has-labels="row" svg:x="1.457cm" svg:y="1.381cm" svg:width="16.301cm" svg:height="9.094cm">
          <chart:coordinate-region svg:x="2.184cm" svg:y="1.58cm" svg:width="15.149cm" svg:height="8.248cm"/>
          <chart:axis chart:dimension="x" chart:name="primary-x" chart:style-name="ch5">
            <chart:title svg:x="9.206cm" svg:y="10.708cm" chart:style-name="ch6">
              <text:p>ADC</text:p>
            </chart:title>
          </chart:axis>
          <chart:axis chart:dimension="y" chart:name="primary-y" chart:style-name="ch7">
            <chart:title svg:x="0.451cm" svg:y="6.316cm" chart:style-name="ch8">
              <text:p>P, W</text:p>
            </chart:title>
            <chart:grid chart:style-name="ch9" chart:class="major"/>
          </chart:axis>
          <chart:series chart:style-name="ch10" chart:values-cell-range-address="ltc.C2:ltc.C52" chart:label-cell-address="ltc.C1:ltc.C1" chart:class="chart:scatter">
            <chart:domain table:cell-range-address="ltc.B2:ltc.B52"/>
            <chart:regression-curve chart:style-name="ch11">
              <chart:equation chart:display-equation="true" chart:display-r-square="true" svg:x="2.214cm" svg:y="1.728cm" chart:style-name="ch12"/>
            </chart:regression-curve>
            <chart:data-point chart:style-name="ch13" chart:repeated="3"/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, W</text:p>
                <draw:g>
                  <svg:desc>ltc.C1:lt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ltc.B2:ltc.B52</svg:desc>
                </draw:g>
              </table:table-cell>
              <table:table-cell office:value-type="float" office:value="0">
                <text:p>0</text:p>
                <draw:g>
                  <svg:desc>ltc.C2:lt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">
                <text:p>5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4">
                <text:p>6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5">
                <text:p>7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6">
                <text:p>7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9">
                <text:p>8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">
                <text:p>9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7">
                <text:p>9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4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0">
                <text:p>107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5">
                <text:p>110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8">
                <text:p>113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0">
                <text:p>117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1">
                <text:p>120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0">
                <text:p>12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9">
                <text:p>125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7">
                <text:p>128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5">
                <text:p>131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1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7">
                <text:p>136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3">
                <text:p>13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18">
                <text:p>141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2">
                <text:p>144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6">
                <text:p>14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9">
                <text:p>148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2">
                <text:p>151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5">
                <text:p>15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7">
                <text:p>155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9">
                <text:p>1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1">
                <text:p>162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2">
                <text:p>164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3">
                <text:p>166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3">
                <text:p>16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3">
                <text:p>170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22">
                <text:p>172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42">
                <text:p>17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1">
                <text:p>17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0">
                <text:p>1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8">
                <text:p>179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17">
                <text:p>181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5">
                <text:p>183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3">
                <text:p>185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1">
                <text:p>18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8">
                <text:p>188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6">
                <text:p>190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3">
                <text:p>192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0">
                <text:p>194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7">
                <text:p>195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